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ourier 10 Pitch" svg:font-family="'Courier 10 Pitch'" style:font-pitch="fixed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style:rel-width="100%" table:align="left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vertical-align="middle"/>
    </style:style>
    <style:style style:name="Table2" style:family="table">
      <style:table-properties style:width="6.9236in" table:align="left" style:writing-mode="rl-tb"/>
    </style:style>
    <style:style style:name="Table2.A" style:family="table-column">
      <style:table-column-properties style:column-width="3.125in"/>
    </style:style>
    <style:style style:name="Table2.B" style:family="table-column">
      <style:table-column-properties style:column-width="3.7986in"/>
    </style:style>
    <style:style style:name="Table2.1" style:family="table-row">
      <style:table-row-properties style:min-row-height="3.9444in"/>
    </style:style>
    <style:style style:name="Table2.A1" style:family="table-cell">
      <style:table-cell-properties fo:padding="0.0313in" fo:border="none"/>
    </style:style>
    <style:style style:name="Table3" style:family="table">
      <style:table-properties style:width="1.1208in" table:align="center" style:writing-mode="lr-tb"/>
    </style:style>
    <style:style style:name="Table3.A" style:family="table-column">
      <style:table-column-properties style:column-width="1.1208in"/>
    </style:style>
    <style:style style:name="Table3.A1" style:family="table-cell">
      <style:table-cell-properties style:vertical-align="middle"/>
    </style:style>
    <style:style style:name="Table4" style:family="table">
      <style:table-properties style:width="0.9792in" table:align="left"/>
    </style:style>
    <style:style style:name="Table4.A" style:family="table-column">
      <style:table-column-properties style:column-width="0.9792in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text-properties officeooo:rsid="00169629" officeooo:paragraph-rsid="00169629"/>
    </style:style>
    <style:style style:name="P4" style:family="paragraph" style:parent-style-name="Table_20_Contents">
      <style:paragraph-properties fo:line-height="100%"/>
      <style:text-properties officeooo:rsid="00169629" officeooo:paragraph-rsid="00169629"/>
    </style:style>
    <style:style style:name="P5" style:family="paragraph" style:parent-style-name="Table_20_Contents">
      <style:text-properties officeooo:rsid="00169629" officeooo:paragraph-rsid="0017d4aa"/>
    </style:style>
    <style:style style:name="P6" style:family="paragraph" style:parent-style-name="Table_20_Contents">
      <style:text-properties style:font-name="Courier 10 Pitch" officeooo:rsid="00169629" officeooo:paragraph-rsid="00169629" style:font-name-complex="Courier 10 Pitch"/>
    </style:style>
    <style:style style:name="P7" style:family="paragraph" style:parent-style-name="Table_20_Contents">
      <style:paragraph-properties fo:line-height="100%"/>
      <style:text-properties style:font-name="Liberation Sans" officeooo:rsid="00169629" officeooo:paragraph-rsid="00169629" style:font-name-complex="Liberation Sans"/>
    </style:style>
    <style:style style:name="P8" style:family="paragraph" style:parent-style-name="Table_20_Contents">
      <style:paragraph-properties fo:line-height="100%"/>
      <style:text-properties style:font-name="Liberation Sans" fo:font-size="10pt" officeooo:rsid="00169629" officeooo:paragraph-rsid="00169629" style:font-size-asian="10pt" style:font-name-complex="Liberation Sans" style:font-size-complex="10pt"/>
    </style:style>
    <style:style style:name="P9" style:family="paragraph" style:parent-style-name="Table_20_Contents">
      <style:text-properties officeooo:rsid="0017d4aa" officeooo:paragraph-rsid="0017d4aa"/>
    </style:style>
    <style:style style:name="P10" style:family="paragraph" style:parent-style-name="Table_20_Contents">
      <style:paragraph-properties fo:text-align="end" style:justify-single-word="false" style:writing-mode="lr-tb"/>
    </style:style>
    <style:style style:name="P11" style:family="paragraph" style:parent-style-name="Table_20_Contents">
      <style:paragraph-properties fo:text-align="center" style:justify-single-word="false" style:writing-mode="lr-tb"/>
    </style:style>
    <style:style style:name="T1" style:family="text">
      <style:text-properties fo:font-weight="bold"/>
    </style:style>
    <style:style style:name="T2" style:family="text">
      <style:text-properties style:font-weight-complex="bold"/>
    </style:style>
    <style:style style:name="T3" style:family="text">
      <style:text-properties style:font-name="Liberation Sans" fo:font-size="10pt" style:font-size-asian="10pt" style:font-name-complex="Liberation Sans" style:font-size-complex="10pt"/>
    </style:style>
    <style:style style:name="T4" style:family="text">
      <style:text-properties officeooo:rsid="0019300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10">חום יולי אוגוסט <text:line-break/><text:a xlink:type="simple" xlink:href="http://shironet.mako.co.il/artist?prfid=975&amp;lang=1">שלמה ארצי</text:a> <text:line-break/><text:span text:style-name="T2">מילים ולחן</text:span><text:span text:style-name="T1">: </text:span><text:a xlink:type="simple" xlink:href="http://shironet.mako.co.il/artist?prfid=975&amp;lang=1"><text:span text:style-name="T2">שלמה ארצי</text:span></text:a><text:line-break/><text:a xlink:type="simple" xlink:href="http://shironet.mako.co.il/artist?type=lyrics&amp;lang=1&amp;prfid=975&amp;wrkid=1417#"><text:span text:style-name="T2">קיים ביצוע נוסף לשיר זה </text:span></text:a><text:line-break/><draw:frame draw:style-name="fr1" draw:name="graphics1" text:anchor-type="as-char" svg:width="0.052in" svg:height="0.052in" draw:z-index="0"><draw:image xlink:href="http://shironet.mako.co.il/jsp/images/blank.gif" xlink:type="simple" xlink:show="embed" xlink:actuate="onLoad"/></draw:frame><text:line-break/><text:a xlink:type="simple" xlink:href="http://shironet.mako.co.il/artist?type=chords&amp;lang=1&amp;prfid=975&amp;wrkid=1417"><text:span text:style-name="T2">אקורדים</text:span></text:a><text:a xlink:type="simple" xlink:href="http://shironet.mako.co.il/artist?type=chords&amp;lang=1&amp;prfid=975&amp;wrkid=1417"> </text:a><draw:a xlink:type="simple" xlink:href="http://shironet.mako.co.il/artist?type=chords&amp;lang=1&amp;prfid=975&amp;wrkid=1417"><draw:frame draw:style-name="fr1" draw:name="graphics2" text:anchor-type="as-char" svg:width="0.1354in" svg:height="0.1252in" draw:z-index="1"><draw:image xlink:href="http://shironet.mako.co.il/jsp/images/icon_chords_page.gif" xlink:type="simple" xlink:show="embed" xlink:actuate="onLoad"/></draw:frame></draw:a> <text:line-break/><text:line-break/><text:line-break/>חום יולי אוגוסט אז היה כבד מאוד, <text:line-break/>שעת צהריים, הפלוגה הלכה בוואדי. <text:line-break/>תרשום בספר דף, מדובר במלחמות, <text:line-break/>תרשום פצועים שרועדים, וזה נורמלי. <text:line-break/><text:line-break/>הנעורים יפים, הקיץ אין סופי. <text:line-break/>ועקנין הגיע לפלוגה, אלוף קריית גת, <text:line-break/>שרף צריפים, ברח לבית גוברין, <text:line-break/>המשטרה בעקבותיו, רק פה נרגע קצת. <text:line-break/><text:line-break/>את מה שאני זוכר מזה אני רושם, <text:line-break/>מרחפים באלונקות שניים בלי שם, <text:line-break/>בזמן האחרון אצלי תמונות חוזרות משם, <text:line-break/>בזיכרון המעומעם שלי היום, <text:line-break/>מסך כבד של מלחמות והזיות. <text:line-break/><text:line-break/>חום יולי אוגוסט אז, איצטרובל אחד נושר <text:line-break/>מסוק נוחת, אני שוכב לבד בשטח. <text:line-break/>כשהמסוק נעלם, אני פתאום רעב, <text:line-break/>מת לאכול אותך בבסיס האם לנצח. <text:line-break/><text:line-break/>אני חוזר עם פס אלייך לביתך, <text:line-break/>סוגר ת'חדר, גם אלוהים לא יכנס פה. <text:line-break/>פתאום אביך נכנס, נראה כמו בוכה, <text:line-break/><text:soft-page-break/>בתעלה פלוגה שלמה חטפה אש נ"ס ב"טמפו". <text:line-break/><text:line-break/>את מה שאני זוכר מזה אני רושם, <text:line-break/>תופס מונית חיפנית, קופץ לדיסקוטק. <text:line-break/>זונות על הגדר אצלי בגוף רק שד בוער, <text:line-break/>הולך לרקוד עם חיילים מתים בלב. <text:line-break/>תרשום תרשום, רושם רושם. </text:p>
                  <table:table table:name="Table3" table:style-name="Table3">
                    <table:table-column table:style-name="Table3.A"/>
                    <table:table-row>
                      <table:table-cell table:style-name="Table3.A1" office:value-type="string">
                        <table:table table:name="Table4" table:style-name="Table4">
                          <table:table-column table:style-name="Table4.A"/>
                          <table:table-row>
                            <table:table-cell office:value-type="string">
                              <text:p text:style-name="P1"><draw:a xlink:type="simple" xlink:href="http://shironet.mako.co.il/artist?type=disc&amp;lang=1&amp;prfid=975&amp;discid=844"><draw:frame draw:style-name="fr1" draw:name="graphics3" text:anchor-type="as-char" svg:width="0.9791in" svg:height="0.9791in" draw:z-index="2"><draw:image xlink:href="http://media.shironet.mako.co.il/media/performers/heb/0/975/discography/975_1259126419034_t94.jpg" xlink:type="simple" xlink:show="embed" xlink:actuate="onLoad"/></draw:frame></draw:a></text:p>
                            </table:table-cell>
                          </table:table-row>
                        </table:table>
                        <text:p text:style-name="P2"/>
                      </table:table-cell>
                    </table:table-row>
                    <table:table-row>
                      <table:table-cell table:style-name="Table3.A1" office:value-type="string">
                        <text:p text:style-name="P11"><text:a xlink:type="simple" xlink:href="http://shironet.mako.co.il/artist?type=disc&amp;lang=1&amp;prfid=975&amp;discid=844">חום יולי אוגוסט</text:a><text:line-break/>(1988) 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2.A1" office:value-type="string">
                  <text:p text:style-name="P3">Heat of July-August</text:p>
                  <text:p text:style-name="P3"/>
                  <text:p text:style-name="P3">Lyrics &amp; music by Shlomo Artsi</text:p>
                  <text:p text:style-name="P3"/>
                  <text:p text:style-name="P9">Translated by OoZooL Obliterator666</text:p>
                  <text:p text:style-name="P3"/>
                  <text:p text:style-name="P3"/>
                  <text:p text:style-name="P3"/>
                  <text:p text:style-name="P6"/>
                  <text:p text:style-name="P7"/>
                  <text:p text:style-name="P8">The heat of July-August was very dense,</text:p>
                  <text:p text:style-name="P8"/>
                  <text:p text:style-name="P8">The crack of noon, the platoon went through the ravine,</text:p>
                  <text:p text:style-name="P8"/>
                  <text:p text:style-name="P8">record a page in a book, it is about wars,</text:p>
                  <text:p text:style-name="P8"/>
                  <text:p text:style-name="P4"><text:span text:style-name="T3">record wounded who shakes and that passes as normal</text:span>.</text:p>
                  <text:p text:style-name="P3"/>
                  <text:p text:style-name="P3">The youth are beautiful, the summer is unending,</text:p>
                  <text:p text:style-name="P3">,V'aqnin reached the platoon, Lord of Qiryat Gat</text:p>
                  <text:p text:style-name="P3">burnt shacks, escaped to Beit-Govrin,</text:p>
                  <text:p text:style-name="P3">the police on his tail, here it calms a little.</text:p>
                  <text:p text:style-name="P3"/>
                  <text:p text:style-name="P3">Only what I remember from there,is what I write,</text:p>
                  <text:p text:style-name="P3">floating in a gurney two unnamed wounded,</text:p>
                  <text:p text:style-name="P3">lately some flashbacks occur to me from there,</text:p>
                  <text:p text:style-name="P3">in my dim-witted memory of today,</text:p>
                  <text:p text:style-name="P3">a heavy curtain of wars and delusions.</text:p>
                  <text:p text:style-name="P3"/>
                  <text:p text:style-name="P3">The heat of July August then, one acorn falls,</text:p>
                  <text:p text:style-name="P5">.a chopper lands, I lie alone in the field,</text:p>
                  <text:p text:style-name="P9">When the chopper's gone, suddenly I'm famished,</text:p>
                  <text:p text:style-name="P9">dying to eat you in mother base forever.</text:p>
                  <text:p text:style-name="P9"/>
                  <text:p text:style-name="P9">I'm returning to your home, with a leave,</text:p>
                  <text:p text:style-name="P9">shutting the door, even god almighty won't enter,</text:p>
                  <text:p text:style-name="P9">suddenly your father enters, appearing as if crying,</text:p>
                  <text:p text:style-name="P9">'In the ditch, a whole platoon got hit with anti-battery' 'fire in “Tempo”</text:p>
                  <text:p text:style-name="P9"><text:s/>I write,from what I can discern,</text:p>
                  <text:p text:style-name="P9"><text:span text:style-name="T4">I </text:span>get a Haifa outbound taxi, go to the discotech,</text:p>
                  <text:p text:style-name="P9">whores on the fence, in my body lurks a burning demon,</text:p>
                  <text:p text:style-name="P9">I go to dance with dead soldiers in my heart,</text:p>
                  <text:p text:style-name="P9">...write it down, write it down, I am, I am </text:p>
                </table:table-cell>
              </table:table-row>
            </table:table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2" svg:font-family="'Lohit Devanagari'"/>
    <style:font-face style:name="Courier 10 Pitch" svg:font-family="'Courier 10 Pitch'" style:font-pitch="fixed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oZooL </meta:initial-creator>
    <meta:creation-date>2014-07-09T21:57:41.386065320</meta:creation-date>
    <dc:date>2014-07-09T22:28:28.298482153</dc:date>
    <dc:creator>OoZooL </dc:creator>
    <meta:editing-duration>PT13M43S</meta:editing-duration>
    <meta:editing-cycles>3</meta:editing-cycles>
    <meta:generator>LibreOffice/4.1.4.2$Linux_X86_64 LibreOffice_project/410$Build-2</meta:generator>
    <meta:document-statistic meta:table-count="4" meta:image-count="3" meta:object-count="0" meta:page-count="2" meta:paragraph-count="32" meta:word-count="404" meta:character-count="2233" meta:non-whitespace-character-count="1818"/>
  </office:meta>
</office:document-meta>
</file>